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" manifest:full-path="Object 11/Pictures/200000100000024F000001CA70058F2E.svm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4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069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auto" style:column-width="2.87cm"/>
    </style:style>
    <style:style style:name="co6" style:family="table-column">
      <style:table-column-properties fo:break-before="auto" style:column-width="2.57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768cm"/>
    </style:style>
    <style:style style:name="co9" style:family="table-column">
      <style:table-column-properties fo:break-before="auto" style:column-width="3.15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2.72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/>
      <style:paragraph-properties fo:text-align="end" fo:margin-left="0cm"/>
    </style:style>
    <style:style style:name="ce2" style:family="table-cell" style:parent-style-name="Default">
      <style:table-cell-properties fo:background-color="#00ff00" style:text-align-source="fix" style:repeat-content="false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5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02cm solid #008000" style:shadow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b613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RQRA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Q-R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style-name="Default"/>
          <table:table-cell table:style-name="ce2" office:value-type="string">
            <text:p>RQ-RA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8">
            <text:p>18</text:p>
          </table:table-cell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>
            <draw:frame table:end-cell-address="RQRA.K19" table:end-x="2.234cm" table:end-y="0.129cm" draw:z-index="0" draw:style-name="gr1" svg:width="14.978cm" svg:height="7.961cm" svg:x="0.804cm" svg:y="0.209cm">
              <draw:object draw:notify-on-update-of-ranges="RQRA.C12:RQRA.C17 RQRA.D12:RQRA.D17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RQRA.P18" table:end-x="2.032cm" table:end-y="0.416cm" draw:z-index="1" draw:style-name="gr1" svg:width="11.34cm" svg:height="7.876cm" svg:x="1.983cm" svg:y="0.078cm">
              <draw:object draw:notify-on-update-of-ranges="RQRA.C3:RQRA.C8 RQRA.D3:RQRA.D8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4">
            <text:p>4</text:p>
          </table:table-cell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7">
            <text:p>7</text:p>
          </table:table-cell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8">
            <text:p>18</text:p>
          </table:table-cell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3:.D8])" office:value-type="float" office:value="55">
            <text:p>55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240">
            <text:p>240</text:p>
          </table:table-cell>
          <table:table-cell table:style-name="Default"/>
          <table:table-cell office:value-type="string">
            <text:p>ruoli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360">
            <text:p>360</text:p>
          </table:table-cell>
          <table:table-cell office:value-type="string">
            <text:p>Responsabile</text:p>
          </table:table-cell>
          <table:table-cell table:formula="oooc:=[.D3]*30"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 office:value-type="string">
            <text:p>Amministratore</text:p>
          </table:table-cell>
          <table:table-cell table:formula="oooc:=[.D4]*20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8">
            <text:p>88</text:p>
          </table:table-cell>
          <table:table-cell office:value-type="string">
            <text:p>Analista</text:p>
          </table:table-cell>
          <table:table-cell table:formula="oooc:=[.D5]*25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12">
            <text:p>112</text:p>
          </table:table-cell>
          <table:table-cell office:value-type="string">
            <text:p>Progettista</text:p>
          </table:table-cell>
          <table:table-cell table:formula="oooc:=[.D6]*22" office:value-type="float" office:value="176">
            <text:p>176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88">
            <text:p>288</text:p>
          </table:table-cell>
          <table:table-cell office:value-type="string">
            <text:p>Programmatore</text:p>
          </table:table-cell>
          <table:table-cell table:formula="oooc:=[.D7]*16" office:value-type="float" office:value="208">
            <text:p>208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Verificatore</text:p>
          </table:table-cell>
          <table:table-cell table:formula="oooc:=[.D8]*16" office:value-type="float" office:value="256">
            <text:p>256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table:style-name="Default"/>
          <table:table-cell table:formula="oooc:=SUM([.D12:.D17])" office:value-type="float" office:value="1080">
            <text:p>1080</text:p>
          </table:table-cell>
          <table:table-cell table:number-columns-repeated="7"/>
        </table:table-row>
      </table:table>
      <table:table table:name="RPP-RQ" table:style-name="ta1" table:print="false">
        <office:forms form:automatic-focus="false" form:apply-design-mode="false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RPP-RQ</text:p>
          </table:table-cell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  <table:table-cell/>
          <table:table-cell>
            <draw:frame table:end-cell-address="'RPP-RQ'.I17" table:end-x="1.211cm" table:end-y="0.371cm" draw:z-index="0" draw:style-name="gr1" svg:width="12.012cm" svg:height="7.539cm" svg:x="0.49cm" svg:y="0.371cm">
              <draw:object draw:notify-on-update-of-ranges="'RPP-RQ'.A11:'RPP-RQ'.A16 'RPP-RQ'.B11:'RPP-RQ'.B1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office:value-type="string">
            <text:p>ruoli</text:p>
          </table:table-cell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90">
            <text:p>990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740">
            <text:p>74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958">
            <text:p>1958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504">
            <text:p>1504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680">
            <text:p>168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>
            <draw:frame table:end-cell-address="'RPP-RQ'.H30" table:end-x="1.79cm" table:end-y="0.186cm" draw:z-index="1" draw:style-name="gr1" svg:width="10cm" svg:height="5.927cm" svg:x="0.822cm" svg:y="0.291cm">
              <draw:object draw:notify-on-update-of-ranges="'RPP-RQ'.A11:'RPP-RQ'.A16 'RPP-RQ'.B11:'RPP-RQ'.B1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</table:table>
      <table:table table:name="Totale" table:style-name="ta1" table:print="false">
        <office:forms form:automatic-focus="false" form:apply-design-mode="false"/>
        <table:table-column table:style-name="co3" table:default-cell-style-name="ce1"/>
        <table:table-column table:style-name="co2" table:number-columns-repeated="9" table:default-cell-style-name="Default"/>
        <table:table-row table:style-name="ro1">
          <table:table-cell table:style-name="Default"/>
          <table:table-cell table:style-name="ce2" office:value-type="string">
            <text:p>totale</text:p>
          </table:table-cell>
          <table:table-cell>
            <draw:frame table:end-cell-address="Totale.I17" table:end-x="1.607cm" table:end-y="0.081cm" draw:z-index="1" draw:style-name="gr1" svg:width="14.353cm" svg:height="7.933cm" svg:x="0.803cm" svg:y="0.189cm">
              <draw:object draw:notify-on-update-of-ranges="Totale.A11:Totale.A16 Totale.B11:Totale.B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Totale.O19" table:end-x="0.703cm" table:end-y="0.26cm" draw:z-index="0" draw:style-name="gr1" svg:width="11.389cm" svg:height="8.993cm" svg:x="0.605cm" svg:y="0.313cm">
              <draw:object draw:notify-on-update-of-ranges="Totale.A11:Totale.A16 Totale.B11:Totale.B1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66">
            <text:p>66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87">
            <text:p>87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98">
            <text:p>98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152">
            <text:p>152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7">
            <text:p>107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59">
            <text:p>159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2:.B7])" office:value-type="float" office:value="669">
            <text:p>669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1980">
            <text:p>1980</text:p>
          </table:table-cell>
          <table:table-cell table:number-columns-repeated="8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1740">
            <text:p>1740</text:p>
          </table:table-cell>
          <table:table-cell table:number-columns-repeated="8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450">
            <text:p>2450</text:p>
          </table:table-cell>
          <table:table-cell table:number-columns-repeated="8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3344">
            <text:p>3344</text:p>
          </table:table-cell>
          <table:table-cell table:number-columns-repeated="8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712">
            <text:p>1712</text:p>
          </table:table-cell>
          <table:table-cell table:number-columns-repeated="8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544">
            <text:p>2544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ooc:=SUM([.B11:.B16])" office:value-type="float" office:value="13770">
            <text:p>13770</text:p>
          </table:table-cell>
          <table:table-cell table:number-columns-repeated="8"/>
        </table:table-row>
      </table:table>
      <table:table table:name="RR-RPP" table:style-name="ta1" table:print="false">
        <office:forms form:automatic-focus="false" form:apply-design-mode="false"/>
        <table:table-column table:style-name="co4" table:default-cell-style-name="ce1"/>
        <table:table-column table:style-name="co2" table:number-columns-repeated="8" table:default-cell-style-name="Default"/>
        <table:table-row table:style-name="ro1">
          <table:table-cell table:style-name="Default"/>
          <table:table-cell table:style-name="ce2" office:value-type="string">
            <text:p>RR-RPP</text:p>
          </table:table-cell>
          <table:table-cell table:number-columns-repeated="7"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  <table:table-cell>
            <draw:frame table:end-cell-address="'RR-RPP'.I19" table:end-x="0.079cm" table:end-y="0.265cm" draw:z-index="1" draw:style-name="gr1" svg:width="10.178cm" svg:height="7.436cm" svg:x="1.191cm" svg:y="0.368cm">
              <draw:object draw:notify-on-update-of-ranges="'RR-RPP'.A11:'RR-RPP'.A16 'RR-RPP'.B11:'RR-RPP'.B1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 table:number-columns-repeated="6"/>
          <table:table-cell>
            <draw:frame table:end-cell-address="'RR-RPP'.M19" table:end-x="1.462cm" table:end-y="0.476cm" draw:z-index="0" draw:style-name="gr1" svg:width="10.028cm" svg:height="6.896cm" svg:x="0.467cm" svg:y="0.114cm">
              <draw:object draw:notify-on-update-of-ranges="'RR-RPP'.A11:'RR-RPP'.A16 'RR-RPP'.B11:'RR-RPP'.B1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 table:number-columns-repeated="7"/>
        </table:table-row>
        <table:table-row table:style-name="ro1"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 table:number-columns-repeated="7"/>
        </table:table-row>
        <table:table-row table:style-name="ro1"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 table:number-columns-repeated="7"/>
        </table:table-row>
        <table:table-row table:style-name="ro1"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 table:number-columns-repeated="7"/>
        </table:table-row>
      </table:table>
      <table:table table:name="ConsuntivoRRRPP" table:style-name="ta1" table:print="false">
        <office:forms form:automatic-focus="false" form:apply-design-mode="false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RR-RPP Cons.</text:p>
          </table:table-cell>
          <table:table-cell/>
          <table:table-cell table:style-name="Default"/>
          <table:table-cell table:style-name="ce2" office:value-type="string">
            <text:p>RR-RPP</text:p>
          </table:table-cell>
          <table:table-cell/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8">
            <text:p>18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25">
            <text:p>25</text:p>
          </table:table-cell>
          <table:table-cell>
            <draw:frame table:end-cell-address="ConsuntivoRRRPP.M20" table:end-x="0.327cm" table:end-y="0.095cm" draw:z-index="0" draw:style-name="gr1" svg:width="14.451cm" svg:height="8.887cm" svg:x="1.683cm" svg:y="0.255cm">
              <draw:object draw:notify-on-update-of-ranges="ConsuntivoRRRPP.A11:ConsuntivoRRRPP.A16 ConsuntivoRRRPP.B11:ConsuntivoRRRPP.B16 ConsuntivoRRRPP.E11:ConsuntivoRRRPP.E1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4">
            <text:p>44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86">
            <text:p>86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74">
            <text:p>74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39">
            <text:p>39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55">
            <text:p>55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28">
            <text:p>28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38">
            <text:p>38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540">
            <text:p>540</text:p>
          </table:table-cell>
          <table:table-cell/>
          <table:table-cell office:value-type="string">
            <text:p>Responsabile</text:p>
          </table:table-cell>
          <table:table-cell office:value-type="float" office:value="750">
            <text:p>750</text:p>
          </table:table-cell>
          <table:table-cell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80">
            <text:p>880</text:p>
          </table:table-cell>
          <table:table-cell/>
          <table:table-cell office:value-type="string">
            <text:p>Amministratore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2150">
            <text:p>2150</text:p>
          </table:table-cell>
          <table:table-cell/>
          <table:table-cell office:value-type="string">
            <text:p>Analista</text:p>
          </table:table-cell>
          <table:table-cell office:value-type="float" office:value="1850">
            <text:p>1850</text:p>
          </table:table-cell>
          <table:table-cell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858">
            <text:p>858</text:p>
          </table:table-cell>
          <table:table-cell/>
          <table:table-cell office:value-type="string">
            <text:p>Progettista</text:p>
          </table:table-cell>
          <table:table-cell office:value-type="float" office:value="1210">
            <text:p>1210</text:p>
          </table:table-cell>
          <table:table-cell/>
        </table:table-row>
        <table:table-row table:style-name="ro1"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rogrammator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448">
            <text:p>448</text:p>
          </table:table-cell>
          <table:table-cell/>
          <table:table-cell office:value-type="string">
            <text:p>Verificatore</text:p>
          </table:table-cell>
          <table:table-cell office:value-type="float" office:value="608">
            <text:p>608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>
            <draw:frame table:end-cell-address="ConsuntivoRRRPP.F34" table:end-x="0.653cm" table:end-y="0.442cm" draw:z-index="1" draw:style-name="gr1" svg:width="11.789cm" svg:height="7.876cm" svg:x="1.957cm" svg:y="0.105cm">
              <draw:object draw:notify-on-update-of-ranges="ConsuntivoRRRPP.A2:ConsuntivoRRRPP.A7 ConsuntivoRRRPP.B2:ConsuntivoRRRPP.B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ConsuntivoRPPRQ" table:style-name="ta1" table:print="false">
        <office:forms form:automatic-focus="false" form:apply-design-mode="false"/>
        <table:table-column table:style-name="co4" table:default-cell-style-name="ce1"/>
        <table:table-column table:style-name="co4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default-cell-style-name="Default"/>
        <table:table-row table:style-name="ro1">
          <table:table-cell table:style-name="Default"/>
          <table:table-cell table:style-name="ce2" office:value-type="string">
            <text:p>RPP-RQ Cons.</text:p>
          </table:table-cell>
          <table:table-cell/>
          <table:table-cell table:style-name="Default"/>
          <table:table-cell table:style-name="ce2" office:value-type="string">
            <text:p>RPP-RQ</text:p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31">
            <text:p>31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33">
            <text:p>33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42">
            <text:p>42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12">
            <text:p>12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2">
            <text:p>82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9">
            <text:p>89</text:p>
          </table:table-cell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03">
            <text:p>103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94">
            <text:p>94</text:p>
          </table:table-cell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97">
            <text:p>97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05">
            <text:p>105</text:p>
          </table:table-cell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930">
            <text:p>93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990">
            <text:p>990</text:p>
          </table:table-cell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840">
            <text:p>84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740">
            <text:p>740</text:p>
          </table:table-cell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300">
            <text:p>30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600">
            <text:p>600</text:p>
          </table:table-cell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804">
            <text:p>1804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958">
            <text:p>1958</text:p>
          </table:table-cell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1648">
            <text:p>1648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1504">
            <text:p>1504</text:p>
          </table:table-cell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1552">
            <text:p>1552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1680">
            <text:p>1680</text:p>
          </table:table-cell>
        </table:table-row>
      </table:table>
      <table:table table:name="ConsuntivoRQRA" table:style-name="ta1" table:print="false">
        <office:forms form:automatic-focus="false" form:apply-design-mode="false"/>
        <table:table-column table:style-name="co4" table:default-cell-style-name="ce1"/>
        <table:table-column table:style-name="co8" table:default-cell-style-name="Default"/>
        <table:table-column table:style-name="co2" table:default-cell-style-name="Default"/>
        <table:table-column table:style-name="co4" table:default-cell-style-name="ce1"/>
        <table:table-column table:style-name="co2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RQ-RA Cons.</text:p>
          </table:table-cell>
          <table:table-cell/>
          <table:table-cell table:style-name="Default"/>
          <table:table-cell table:style-name="ce2" office:value-type="string">
            <text:p>RQ-RA</text:p>
          </table:table-cell>
          <table:table-cell/>
          <table:table-cell>
            <draw:frame table:end-cell-address="ConsuntivoRQRA.M19" table:end-x="0.95cm" table:end-y="0.292cm" draw:z-index="0" draw:style-name="gr1" svg:width="14.451cm" svg:height="8.887cm" svg:x="0.048cm" svg:y="0.451cm">
              <draw:object draw:notify-on-update-of-ranges="ConsuntivoRQRA.A2:ConsuntivoRQRA.A7 ConsuntivoRQRA.B11:ConsuntivoRQRA.B16 ConsuntivoRQRA.E11:ConsuntivoRQRA.E16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</table:table-row>
        <table:table-row table:style-name="ro1">
          <table:table-cell office:value-type="string">
            <text:p>Responsabile</text:p>
          </table:table-cell>
          <table:table-cell table:style-name="ce3" office:value-type="float" office:value="12">
            <text:p>12</text:p>
          </table:table-cell>
          <table:table-cell/>
          <table:table-cell office:value-type="string">
            <text:p>Responsabile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style-name="ce3" office:value-type="float" office:value="13">
            <text:p>13</text:p>
          </table:table-cell>
          <table:table-cell/>
          <table:table-cell office:value-type="string">
            <text:p>Amministratore</text:p>
          </table:table-cell>
          <table:table-cell table:style-name="ce3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/>
          <table:table-cell office:value-type="string">
            <text:p>Progettista</text:p>
          </table:table-cell>
          <table:table-cell table:style-name="ce3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style-name="ce3" office:value-type="float" office:value="17">
            <text:p>17</text:p>
          </table:table-cell>
          <table:table-cell/>
          <table:table-cell office:value-type="string">
            <text:p>Programmatore</text:p>
          </table:table-cell>
          <table:table-cell table:style-name="ce3"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/>
          <table:table-cell office:value-type="string">
            <text:p>Verificatore</text:p>
          </table:table-cell>
          <table:table-cell table:style-name="ce3" office:value-type="float" office:value="16">
            <text:p>16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>
            <text:p>Responsabile</text:p>
          </table:table-cell>
          <table:table-cell table:formula="oooc:=[.B2]*30" office:value-type="float" office:value="360">
            <text:p>360</text:p>
          </table:table-cell>
          <table:table-cell/>
          <table:table-cell office:value-type="string">
            <text:p>Responsabile</text:p>
          </table:table-cell>
          <table:table-cell table:formula="oooc:=[.E2]*30"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Amministratore</text:p>
          </table:table-cell>
          <table:table-cell table:formula="oooc:=[.B3]*20" office:value-type="float" office:value="260">
            <text:p>260</text:p>
          </table:table-cell>
          <table:table-cell/>
          <table:table-cell office:value-type="string">
            <text:p>Amministratore</text:p>
          </table:table-cell>
          <table:table-cell table:formula="oooc:=[.E3]*20"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Analista</text:p>
          </table:table-cell>
          <table:table-cell table:formula="oooc:=[.B4]*25" office:value-type="float" office:value="0">
            <text:p>0</text:p>
          </table:table-cell>
          <table:table-cell/>
          <table:table-cell office:value-type="string">
            <text:p>Analista</text:p>
          </table:table-cell>
          <table:table-cell table:formula="oooc:=[.E4]*25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ogettista</text:p>
          </table:table-cell>
          <table:table-cell table:formula="oooc:=[.B5]*22" office:value-type="float" office:value="176">
            <text:p>176</text:p>
          </table:table-cell>
          <table:table-cell/>
          <table:table-cell office:value-type="string">
            <text:p>Progettista</text:p>
          </table:table-cell>
          <table:table-cell table:formula="oooc:=[.E5]*22"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string">
            <text:p>Programmatore</text:p>
          </table:table-cell>
          <table:table-cell table:formula="oooc:=[.B6]*16" office:value-type="float" office:value="272">
            <text:p>272</text:p>
          </table:table-cell>
          <table:table-cell/>
          <table:table-cell office:value-type="string">
            <text:p>Programmatore</text:p>
          </table:table-cell>
          <table:table-cell table:formula="oooc:=[.E6]*16"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string">
            <text:p>Verificatore</text:p>
          </table:table-cell>
          <table:table-cell table:formula="oooc:=[.B7]*16" office:value-type="float" office:value="256">
            <text:p>256</text:p>
          </table:table-cell>
          <table:table-cell/>
          <table:table-cell office:value-type="string">
            <text:p>Verificatore</text:p>
          </table:table-cell>
          <table:table-cell table:formula="oooc:=[.E7]*16" office:value-type="float" office:value="256">
            <text:p>256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otale</text:p>
          </table:table-cell>
          <table:table-cell table:formula="oooc:=SUM([.B11:.B16])" office:value-type="float" office:value="1324">
            <text:p>1324</text:p>
          </table:table-cell>
          <table:table-cell/>
          <table:table-cell table:style-name="Default"/>
          <table:table-cell table:formula="oooc:=SUM([.E11:.E16])" office:value-type="float" office:value="1080">
            <text:p>1080</text:p>
          </table:table-cell>
          <table:table-cell table:number-columns-repeated="2"/>
        </table:table-row>
        <table:table-row table:style-name="ro1">
          <table:table-cell table:style-name="Default">
            <draw:frame table:end-cell-address="ConsuntivoRQRA.E34" table:end-x="1.836cm" table:end-y="0.258cm" draw:z-index="1" draw:style-name="gr1" svg:width="11.789cm" svg:height="7.876cm" svg:x="0.524cm" svg:y="0.424cm">
              <draw:object draw:notify-on-update-of-ranges="ConsuntivoRQRA.A2:ConsuntivoRQRA.A7 ConsuntivoRQRA.B2:ConsuntivoRQRA.B7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3"/>
        </table:table-row>
      </table:table>
      <table:table table:name="TotaleFasi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1" table:default-cell-style-name="Default"/>
        <table:table-column table:style-name="co2" table:default-cell-style-name="Default"/>
        <table:table-row table:style-name="ro1">
          <table:table-cell office:value-type="string">
            <text:p>PREVE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8">
            <text:p>8</text:p>
          </table:table-cell>
          <table:table-cell table:style-name="ce6" table:formula="oooc:=SUM([.C9:.E9])" office:value-type="float" office:value="66">
            <text:p>66</text:p>
          </table:table-cell>
          <table:table-cell table:style-name="ce14" table:formula="oooc:=[.F9]*[.G2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10">
            <text:p>10</text:p>
          </table:table-cell>
          <table:table-cell table:style-name="ce6" table:formula="oooc:=SUM([.C10:.E10])" office:value-type="float" office:value="87">
            <text:p>87</text:p>
          </table:table-cell>
          <table:table-cell table:style-name="ce14" table:formula="oooc:=[.F10]*[.G3]" office:value-type="float" office:value="1740">
            <text:p>174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 table:style-name="ce6" table:formula="oooc:=SUM([.C11:.E11])" office:value-type="float" office:value="98">
            <text:p>98</text:p>
          </table:table-cell>
          <table:table-cell table:style-name="ce14" table:formula="oooc:=[.F11]*[.G4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8">
            <text:p>8</text:p>
          </table:table-cell>
          <table:table-cell table:style-name="ce6" table:formula="oooc:=SUM([.C12:.E12])" office:value-type="float" office:value="152">
            <text:p>152</text:p>
          </table:table-cell>
          <table:table-cell table:style-name="ce14" table:formula="oooc:=[.F12]*[.G5]" office:value-type="float" office:value="3344">
            <text:p>3344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13">
            <text:p>13</text:p>
          </table:table-cell>
          <table:table-cell table:style-name="ce6" table:formula="oooc:=SUM([.C13:.E13])" office:value-type="float" office:value="107">
            <text:p>107</text:p>
          </table:table-cell>
          <table:table-cell table:style-name="ce14" table:formula="oooc:=[.F13]*[.G6]" office:value-type="float" office:value="1712">
            <text:p>1712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16">
            <text:p>16</text:p>
          </table:table-cell>
          <table:table-cell table:style-name="ce6" table:formula="oooc:=SUM([.C14:.E14])" office:value-type="float" office:value="159">
            <text:p>159</text:p>
          </table:table-cell>
          <table:table-cell table:style-name="ce14" table:formula="oooc:=[.F14]*[.G7]" office:value-type="float" office:value="2544">
            <text:p>2544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9]*[.D2]+[.C10]*[.D3]+[.C11]*[.D4]+[.C12]*[.D5]+[.C13]*[.D6]+[.C14]*[.D7])" office:value-type="float" office:value="5218">
            <text:p>5218</text:p>
          </table:table-cell>
          <table:table-cell table:style-name="ce9" table:formula="oooc:=SUM([.D9]*[.E2]+[.D10]*[.E3]+[.D11]*[.E4]+[.D12]*[.E5]+[.D13]*[.E6]+[.D14]*[.E7])" office:value-type="float" office:value="7472">
            <text:p>7472</text:p>
          </table:table-cell>
          <table:table-cell table:style-name="ce9" table:formula="oooc:=SUM([.E9]*[.F2]+[.E10]*[.F3]+[.E11]*[.F4]+[.E12]*[.F5]+[.E13]*[.F6]+[.E14]*[.F7])" office:value-type="float" office:value="1080">
            <text:p>1080</text:p>
          </table:table-cell>
          <table:table-cell table:style-name="ce13" table:formula="oooc:=SUM([.F9]*[.G2]+[.F10]*[.G3]+[.F11]*[.G4]+[.F12]*[.G5]+[.F13]*[.G6]+[.F14]*[.G7])" office:value-type="float" office:value="13770">
            <text:p>13770</text:p>
          </table:table-cell>
          <table:table-cell table:style-name="ce1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sto resp</text:p>
          </table:table-cell>
          <table:table-cell table:number-columns-repeated="5"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costo amm</text:p>
          </table:table-cell>
          <table:table-cell table:number-columns-repeated="5"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costo ana</text:p>
          </table:table-cell>
          <table:table-cell table:number-columns-repeated="5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string">
            <text:p>costo prog</text:p>
          </table:table-cell>
          <table:table-cell table:number-columns-repeated="5" office:value-type="float" office:value="22">
            <text:p>22</text:p>
          </table:table-cell>
          <table:table-cell/>
        </table:table-row>
        <table:table-row table:style-name="ro1">
          <table:table-cell/>
          <table:table-cell office:value-type="string">
            <text:p>costo progra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office:value-type="string">
            <text:p>costo verifi</text:p>
          </table:table-cell>
          <table:table-cell table:number-columns-repeated="5" office:value-type="float" office:value="16">
            <text:p>16</text:p>
          </table:table-cell>
          <table:table-cell/>
        </table:table-row>
        <table:table-row table:style-name="ro1">
          <table:table-cell/>
          <table:table-cell table:style-name="ce5" office:value-type="string">
            <text:p>PRE RR</text:p>
          </table:table-cell>
          <table:table-cell table:style-name="ce2" office:value-type="string">
            <text:p>RR-RPP</text:p>
          </table:table-cell>
          <table:table-cell table:style-name="ce2" office:value-type="string">
            <text:p>RPP-RQ</text:p>
          </table:table-cell>
          <table:table-cell table:style-name="ce2" office:value-type="string">
            <text:p>RQ-RA</text:p>
          </table:table-cell>
          <table:table-cell table:style-name="ce12" office:value-type="string">
            <text:p>TOTALE</text:p>
          </table:table-cell>
          <table:table-cell table:style-name="ce12" office:value-type="string">
            <text:p>STIPENDIO</text:p>
          </table:table-cell>
          <table:table-cell/>
        </table:table-row>
        <table:table-row table:style-name="ro1">
          <table:table-cell table:style-name="ce1" office:value-type="string">
            <text:p>Responsabile</text:p>
          </table:table-cell>
          <table:table-cell table:style-name="ce6" office:value-type="float" office:value="20">
            <text:p>20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12">
            <text:p>12</text:p>
          </table:table-cell>
          <table:table-cell table:style-name="ce6" table:formula="oooc:=SUM([.C27:.E27])" office:value-type="float" office:value="61">
            <text:p>61</text:p>
          </table:table-cell>
          <table:table-cell table:style-name="ce14" table:formula="oooc:=[.F27]*[.G20]" office:value-type="float" office:value="1830">
            <text:p>1830</text:p>
          </table:table-cell>
          <table:table-cell/>
        </table:table-row>
        <table:table-row table:style-name="ro1">
          <table:table-cell table:style-name="ce1" office:value-type="string">
            <text:p>Amministratore</text:p>
          </table:table-cell>
          <table:table-cell table:style-name="ce6" office:value-type="float" office:value="28">
            <text:p>28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3">
            <text:p>13</text:p>
          </table:table-cell>
          <table:table-cell table:style-name="ce6" table:formula="oooc:=SUM([.C28:.E28])" office:value-type="float" office:value="99">
            <text:p>99</text:p>
          </table:table-cell>
          <table:table-cell table:style-name="ce14" table:formula="oooc:=[.F28]*[.G21]" office:value-type="float" office:value="1980">
            <text:p>1980</text:p>
          </table:table-cell>
          <table:table-cell/>
        </table:table-row>
        <table:table-row table:style-name="ro1">
          <table:table-cell table:style-name="ce1" office:value-type="string">
            <text:p>Analista</text:p>
          </table:table-cell>
          <table:table-cell table:style-name="ce6" office:value-type="float" office:value="65">
            <text:p>6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">
            <text:p>0</text:p>
          </table:table-cell>
          <table:table-cell table:style-name="ce6" table:formula="oooc:=SUM([.C29:.E29])" office:value-type="float" office:value="98">
            <text:p>98</text:p>
          </table:table-cell>
          <table:table-cell table:style-name="ce14" table:formula="oooc:=[.F29]*[.G22]" office:value-type="float" office:value="2450">
            <text:p>2450</text:p>
          </table:table-cell>
          <table:table-cell/>
        </table:table-row>
        <table:table-row table:style-name="ro1">
          <table:table-cell table:style-name="ce1" office:value-type="string">
            <text:p>Progettista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table:formula="oooc:=SUM([.C30:.E30])" office:value-type="float" office:value="129">
            <text:p>129</text:p>
          </table:table-cell>
          <table:table-cell table:style-name="ce14" table:formula="oooc:=[.F30]*[.G23]" office:value-type="float" office:value="2838">
            <text:p>2838</text:p>
          </table:table-cell>
          <table:table-cell/>
        </table:table-row>
        <table:table-row table:style-name="ro1">
          <table:table-cell table:style-name="ce1" office:value-type="string">
            <text:p>Programmatore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17">
            <text:p>17</text:p>
          </table:table-cell>
          <table:table-cell table:style-name="ce6" table:formula="oooc:=SUM([.C31:.E31])" office:value-type="float" office:value="120">
            <text:p>120</text:p>
          </table:table-cell>
          <table:table-cell table:style-name="ce14" table:formula="oooc:=[.F31]*[.G24]" office:value-type="float" office:value="1920">
            <text:p>1920</text:p>
          </table:table-cell>
          <table:table-cell/>
        </table:table-row>
        <table:table-row table:style-name="ro1">
          <table:table-cell table:style-name="ce1" office:value-type="string">
            <text:p>Verificatore</text:p>
          </table:table-cell>
          <table:table-cell table:style-name="ce6" office:value-type="float" office:value="12">
            <text:p>12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16">
            <text:p>16</text:p>
          </table:table-cell>
          <table:table-cell table:style-name="ce6" table:formula="oooc:=SUM([.C32:.E32])" office:value-type="float" office:value="141">
            <text:p>141</text:p>
          </table:table-cell>
          <table:table-cell table:style-name="ce14" table:formula="oooc:=[.F32]*[.G25]" office:value-type="float" office:value="2256">
            <text:p>2256</text:p>
          </table:table-cell>
          <table:table-cell/>
        </table:table-row>
        <table:table-row table:style-name="ro1">
          <table:table-cell/>
          <table:table-cell office:value-type="string">
            <text:p>Costo (in euro)</text:p>
          </table:table-cell>
          <table:table-cell table:style-name="ce9" table:formula="oooc:=SUM([.C27]*[.D20]+[.C28]*[.D21]+[.C29]*[.D22]+[.C30]*[.D23]+[.C31]*[.D24]+[.C32]*[.D25])" office:value-type="float" office:value="4876">
            <text:p>4876</text:p>
          </table:table-cell>
          <table:table-cell table:style-name="ce9" table:formula="oooc:=SUM([.D27]*[.E20]+[.D28]*[.E21]+[.D29]*[.E22]+[.D30]*[.E23]+[.D31]*[.E24]+[.D32]*[.E25])" office:value-type="float" office:value="7074">
            <text:p>7074</text:p>
          </table:table-cell>
          <table:table-cell table:style-name="ce9" table:formula="oooc:=SUM([.E27]*[.F20]+[.E28]*[.F21]+[.E29]*[.F22]+[.E30]*[.F23]+[.E31]*[.F24]+[.E32]*[.F25])" office:value-type="float" office:value="1324">
            <text:p>1324</text:p>
          </table:table-cell>
          <table:table-cell table:style-name="ce13" table:formula="oooc:=SUM([.F27]*[.G20]+[.F28]*[.G21]+[.F29]*[.G22]+[.F30]*[.G23]+[.F31]*[.G24]+[.F32]*[.G25])" office:value-type="float" office:value="13274">
            <text:p>13274</text:p>
          </table:table-cell>
          <table:table-cell table:style-name="ce14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REVENTIVO</text:p>
          </table:table-cell>
          <table:table-cell office:value-type="string">
            <text:p>Carico persone in ore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8">
            <text:p>28</text:p>
          </table:table-cell>
          <table:table-cell table:style-name="ce8" table:formula="oooc:=SUM([.B39:.G39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0:.G40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">
            <text:p>7</text:p>
          </table:table-cell>
          <table:table-cell table:style-name="ce8" table:formula="oooc:=SUM([.B41:.G41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9">
            <text:p>29</text:p>
          </table:table-cell>
          <table:table-cell table:style-name="ce8" table:formula="oooc:=SUM([.B42:.G42])" office:value-type="float" office:value="95">
            <text:p>95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9">
            <text:p>9</text:p>
          </table:table-cell>
          <table:table-cell table:style-name="ce8" table:formula="oooc:=SUM([.B43:.G43])" office:value-type="float" office:value="96">
            <text:p>96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30">
            <text:p>30</text:p>
          </table:table-cell>
          <table:table-cell table:style-name="ce8" table:formula="oooc:=SUM([.B44:.G44])" office:value-type="float" office:value="95">
            <text:p>95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office:value-type="float" office:value="10">
            <text:p>10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">
            <text:p>12</text:p>
          </table:table-cell>
          <table:table-cell table:style-name="ce8" office:value-type="float" office:value="29">
            <text:p>29</text:p>
          </table:table-cell>
          <table:table-cell table:style-name="ce8" table:formula="oooc:=SUM([.B45:.G45])" office:value-type="float" office:value="95">
            <text:p>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ONSUNTIVO</text:p>
          </table:table-cell>
          <table:table-cell office:value-type="string">
            <text:p>Carico persone in ore per tutte le fasi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>
            <text:p>Responsabile</text:p>
          </table:table-cell>
          <table:table-cell table:style-name="ce10" office:value-type="string">
            <text:p>Amministr</text:p>
          </table:table-cell>
          <table:table-cell table:style-name="ce10" office:value-type="string">
            <text:p>Analis</text:p>
          </table:table-cell>
          <table:table-cell table:style-name="ce10" office:value-type="string">
            <text:p>Progett</text:p>
          </table:table-cell>
          <table:table-cell table:style-name="ce7" office:value-type="string">
            <text:p>Programm</text:p>
          </table:table-cell>
          <table:table-cell table:style-name="ce7" office:value-type="string">
            <text:p>Verif</text:p>
          </table:table-cell>
          <table:table-cell table:style-name="ce8" office:value-type="string">
            <text:p>Totale</text:p>
          </table:table-cell>
        </table:table-row>
        <table:table-row table:style-name="ro1">
          <table:table-cell table:style-name="ce1" office:value-type="string">
            <text:p>Bizzotto Piero</text:p>
          </table:table-cell>
          <table:table-cell table:style-name="ce8" table:formula="oooc:=6+0+2" office:value-type="float" office:value="8">
            <text:p>8</text:p>
          </table:table-cell>
          <table:table-cell table:style-name="ce8" table:formula="oooc:=13+0+6" office:value-type="float" office:value="19">
            <text:p>19</text:p>
          </table:table-cell>
          <table:table-cell table:style-name="ce8" table:formula="oooc:=0+4" office:value-type="float" office:value="4">
            <text:p>4</text:p>
          </table:table-cell>
          <table:table-cell table:style-name="ce8" table:formula="oooc:=28+0" office:value-type="float" office:value="28">
            <text:p>28</text:p>
          </table:table-cell>
          <table:table-cell table:style-name="ce8" table:formula="oooc:=0+13" office:value-type="float" office:value="13">
            <text:p>13</text:p>
          </table:table-cell>
          <table:table-cell table:style-name="ce8" table:formula="oooc:=0+28" office:value-type="float" office:value="28">
            <text:p>28</text:p>
          </table:table-cell>
          <table:table-cell table:style-name="ce8" table:formula="oooc:=SUM([.B50:.G50]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Carollo Mirko</text:p>
          </table:table-cell>
          <table:table-cell table:style-name="ce8" table:formula="oooc:=8+0" office:value-type="float" office:value="8">
            <text:p>8</text:p>
          </table:table-cell>
          <table:table-cell table:style-name="ce8" table:formula="oooc:=24+0" office:value-type="float" office:value="24">
            <text:p>24</text:p>
          </table:table-cell>
          <table:table-cell table:style-name="ce8" table:formula="oooc:=0+12" office:value-type="float" office:value="12">
            <text:p>12</text:p>
          </table:table-cell>
          <table:table-cell table:style-name="ce8" table:formula="oooc:=11+0" office:value-type="float" office:value="11">
            <text:p>11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0+31+4" office:value-type="float" office:value="35">
            <text:p>35</text:p>
          </table:table-cell>
          <table:table-cell table:style-name="ce8" table:formula="oooc:=SUM([.B51:.G51]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Cunico Marco</text:p>
          </table:table-cell>
          <table:table-cell table:style-name="ce8" table:formula="oooc:=0+7" office:value-type="float" office:value="7">
            <text:p>7</text:p>
          </table:table-cell>
          <table:table-cell table:style-name="ce8" table:formula="oooc:=0+11+3" office:value-type="float" office:value="14">
            <text:p>14</text:p>
          </table:table-cell>
          <table:table-cell table:style-name="ce8" table:formula="oooc:=29+0" office:value-type="float" office:value="29">
            <text:p>29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16+11" office:value-type="float" office:value="27">
            <text:p>27</text:p>
          </table:table-cell>
          <table:table-cell table:style-name="ce8" table:formula="oooc:=0+0" office:value-type="float" office:value="0">
            <text:p>0</text:p>
          </table:table-cell>
          <table:table-cell table:style-name="ce8" table:formula="oooc:=SUM([.B52:.G52]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Dal Bosco Davide</text:p>
          </table:table-cell>
          <table:table-cell table:style-name="ce8" table:formula="oooc:=0+8" office:value-type="float" office:value="8">
            <text:p>8</text:p>
          </table:table-cell>
          <table:table-cell table:style-name="ce8" table:formula="oooc:=0+5+4" office:value-type="float" office:value="9">
            <text:p>9</text:p>
          </table:table-cell>
          <table:table-cell table:style-name="ce8" table:formula="oooc:=12+0" office:value-type="float" office:value="12">
            <text:p>12</text:p>
          </table:table-cell>
          <table:table-cell table:style-name="ce8" table:formula="oooc:=0+16" office:value-type="float" office:value="16">
            <text:p>16</text:p>
          </table:table-cell>
          <table:table-cell table:style-name="ce8" table:formula="oooc:=0+11+6" office:value-type="float" office:value="17">
            <text:p>17</text:p>
          </table:table-cell>
          <table:table-cell table:style-name="ce8" table:formula="oooc:=0+38" office:value-type="float" office:value="38">
            <text:p>38</text:p>
          </table:table-cell>
          <table:table-cell table:style-name="ce8" table:formula="oooc:=SUM([.B53:.G53]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Dissegna Stefano</text:p>
          </table:table-cell>
          <table:table-cell table:style-name="ce8" table:formula="oooc:=0+8+10" office:value-type="float" office:value="18">
            <text:p>18</text:p>
          </table:table-cell>
          <table:table-cell table:style-name="ce8" table:formula="oooc:=0+10" office:value-type="float" office:value="10">
            <text:p>10</text:p>
          </table:table-cell>
          <table:table-cell table:style-name="ce8" table:formula="oooc:=27+0" office:value-type="float" office:value="27">
            <text:p>27</text:p>
          </table:table-cell>
          <table:table-cell table:style-name="ce8" table:formula="oooc:=0+20+2" office:value-type="float" office:value="22">
            <text:p>22</text:p>
          </table:table-cell>
          <table:table-cell table:style-name="ce8" table:formula="oooc:=0+23" office:value-type="float" office:value="23">
            <text:p>23</text:p>
          </table:table-cell>
          <table:table-cell table:style-name="ce8" table:formula="oooc:=0+0" office:value-type="float" office:value="0">
            <text:p>0</text:p>
          </table:table-cell>
          <table:table-cell table:style-name="ce8" table:formula="oooc:=SUM([.B54:.G54])" office:value-type="float" office:value="100">
            <text:p>100</text:p>
          </table:table-cell>
        </table:table-row>
        <table:table-row table:style-name="ro1">
          <table:table-cell table:style-name="ce1" office:value-type="string">
            <text:p>Geremia Mirco</text:p>
          </table:table-cell>
          <table:table-cell table:style-name="ce8" table:formula="oooc:=2+0" office:value-type="float" office:value="2">
            <text:p>2</text:p>
          </table:table-cell>
          <table:table-cell table:style-name="ce8" table:formula="oooc:=6+0" office:value-type="float" office:value="6">
            <text:p>6</text:p>
          </table:table-cell>
          <table:table-cell table:style-name="ce8" table:formula="oooc:=13+0" office:value-type="float" office:value="13">
            <text:p>13</text:p>
          </table:table-cell>
          <table:table-cell table:style-name="ce8" table:formula="oooc:=0+23+6" office:value-type="float" office:value="29">
            <text:p>29</text:p>
          </table:table-cell>
          <table:table-cell table:style-name="ce8" table:formula="oooc:=0+18" office:value-type="float" office:value="18">
            <text:p>18</text:p>
          </table:table-cell>
          <table:table-cell table:style-name="ce8" table:formula="oooc:=26+0" office:value-type="float" office:value="26">
            <text:p>26</text:p>
          </table:table-cell>
          <table:table-cell table:style-name="ce8" table:formula="oooc:=SUM([.B55:.G55])" office:value-type="float" office:value="94">
            <text:p>94</text:p>
          </table:table-cell>
        </table:table-row>
        <table:table-row table:style-name="ro1">
          <table:table-cell table:style-name="ce4" office:value-type="string">
            <text:p>Rizzo Maurizio</text:p>
          </table:table-cell>
          <table:table-cell table:style-name="ce8" table:formula="oooc:=0+8" office:value-type="float" office:value="8">
            <text:p>8</text:p>
          </table:table-cell>
          <table:table-cell table:style-name="ce11" table:formula="oooc:=0+16" office:value-type="float" office:value="16">
            <text:p>16</text:p>
          </table:table-cell>
          <table:table-cell table:style-name="ce11" table:formula="oooc:=20+0" office:value-type="float" office:value="20">
            <text:p>20</text:p>
          </table:table-cell>
          <table:table-cell table:style-name="ce11" table:formula="oooc:=10+0" office:value-type="float" office:value="10">
            <text:p>10</text:p>
          </table:table-cell>
          <table:table-cell table:style-name="ce11" table:formula="oooc:=0+12" office:value-type="float" office:value="12">
            <text:p>12</text:p>
          </table:table-cell>
          <table:table-cell table:style-name="ce8" table:formula="oooc:=15+12" office:value-type="float" office:value="27">
            <text:p>27</text:p>
          </table:table-cell>
          <table:table-cell table:style-name="ce8" table:formula="oooc:=SUM([.B56:.G56])" office:value-type="float" office:value="93">
            <text:p>9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19/03/2009</text:date>, <text:time>16.00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urizio Rizzo</meta:initial-creator>
    <meta:creation-date>2009-02-15T16:20:22</meta:creation-date>
    <dc:creator>marco</dc:creator>
    <dc:date>2009-03-19T16:00:27</dc:date>
    <meta:editing-cycles>36</meta:editing-cycles>
    <meta:editing-duration>PT8H14M27S</meta:editing-duration>
    <meta:user-defined meta:name="Info 1"/>
    <meta:user-defined meta:name="Info 2"/>
    <meta:user-defined meta:name="Info 3"/>
    <meta:user-defined meta:name="Info 4"/>
    <meta:document-statistic meta:table-count="8" meta:cell-count="59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stroke-dash="Ultrafine_20_Dashed" draw:fill-color="#004586" draw:opacity="100%" draw:opacity-name="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355cm" svg:height="6.979cm" chart:class="chart:bar" chart:style-name="ch1">
        <chart:plot-area chart:style-name="ch2" table:cell-range-address="Totale.A11:Totale.B16" chart:data-source-has-labels="column" svg:x="0.287cm" svg:y="0.796cm" svg:width="13.78cm" svg:height="6.04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Totale.A11:Totale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Totale.B11:Totale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6.981cm" chart:class="chart:ring" chart:style-name="ch1">
        <chart:legend chart:legend-position="end" svg:x="8.716cm" svg:y="2.289cm" chart:style-name="ch2"/>
        <chart:plot-area chart:style-name="ch3" table:cell-range-address="ConsuntivoRRRPP.A2:ConsuntivoRRRPP.B7" chart:data-source-has-labels="column" svg:x="0.235cm" svg:y="0.162cm" svg:width="7.769cm" svg:height="6.56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2:ConsuntivoRRRPP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RRPP.B2:ConsuntivoRRRPP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data-label-number="none" chart:data-label-text="false" chart:data-label-symbol="false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QRA.A2:ConsuntivoRQRA.A7 ConsuntivoRQRA.B11:ConsuntivoRQRA.B16 ConsuntivoRQRA.E11:ConsuntivoRQRA.E16" chart:data-source-has-labels="column" svg:x="0.411cm" svg:y="0.866cm" svg:width="11.61cm" svg:height="7.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QRA.B11:ConsuntivoRQRA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QRA.E11:ConsuntivoRQRA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draw:frame draw:style-name="gr1" draw:text-style-name="P1" svg:width="0.59cm" svg:height="0.457cm" svg:x="4.038cm" svg:y="5.213cm">
          <draw:image xlink:href="Pictures/200000100000024F000001CA70058F2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360">
                <text:p>3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60">
                <text:p>2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72">
                <text:p>27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99885416030884pt" style:font-size-asian="7.99885416030884pt" style:font-size-complex="7.99885416030884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79cm" svg:height="7.877cm" chart:class="chart:ring" chart:style-name="ch1">
        <chart:legend chart:legend-position="end" svg:x="8.715cm" svg:y="2.582cm" chart:style-name="ch2"/>
        <chart:plot-area chart:style-name="ch3" table:cell-range-address="ConsuntivoRQRA.A2:ConsuntivoRQRA.B7" chart:data-source-has-labels="column" svg:x="0.235cm" svg:y="0.182cm" svg:width="7.769cm" svg:height="7.403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6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QRA.A2:ConsuntivoRQRA.A7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ConsuntivoRQRA.B2:ConsuntivoRQRA.B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9.05272197723389pt" style:font-size-asian="9.05272197723389pt" style:font-size-complex="9.0527219772338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91cm" svg:height="7.92cm" chart:class="chart:ring" chart:style-name="ch1">
        <chart:legend chart:legend-position="end" svg:x="7.962cm" svg:y="2.075cm" chart:style-name="ch2"/>
        <chart:plot-area chart:style-name="ch3" table:cell-range-address="Totale.A11:Totale.B16" chart:data-source-has-labels="column" svg:x="0.226cm" svg:y="0.795cm" svg:width="7.505cm" svg:height="6.698cm" dr3d:transform="matrix (1 0 0 0 0.642787609686539 -0.766044443118978 0 0.766044443118978 0.642787609686539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00000000000001 0.486695745207167 0.69507355840748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Totale.A11:Totale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Totale.B11:Totale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712">
                <text:p>1712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44">
                <text:p>2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svg:stroke-color="#000000" draw:fill-color="#004586" dr3d:edge-rounding="0%"/>
      <style:text-properties fo:color="#00ff00" fo:font-size="9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0.179cm" svg:height="7.437cm" chart:class="chart:bar" chart:style-name="ch1">
        <chart:plot-area chart:style-name="ch2" table:cell-range-address="'RR-RPP'.A11:'RR-RPP'.B16" chart:data-source-has-labels="column" svg:x="0.202cm" svg:y="0.899cm" svg:width="9.771cm" svg:height="6.3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'RR-RPP'.A11:'RR-RPP'.A16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'RR-RPP'.B11:'RR-RPP'.B16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7.88228559494019pt" style:font-size-asian="7.88228559494019pt" style:font-size-complex="7.88228559494019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 chart:pie-offset="0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0.029cm" svg:height="6.897cm" chart:class="chart:ring" chart:style-name="ch1">
        <chart:legend chart:legend-position="end" svg:x="7.009cm" svg:y="1.806cm" chart:style-name="ch2"/>
        <chart:plot-area chart:style-name="ch3" table:cell-range-address="'RR-RPP'.A11:'RR-RPP'.B16" chart:data-source-has-labels="column" svg:x="0.2cm" svg:y="0.786cm" svg:width="6.609cm" svg:height="5.83cm" dr3d:transform="matrix (1 0 0 0 0.707106781186547 -0.707106781186548 0 0.707106781186548 0.70710678118654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24264068711929 0.734846922834953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R-RPP'.A11:'RR-RPP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R-RPP'.B11:'RR-RPP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9.23650169372559pt" style:font-size-asian="9.23650169372559pt" style:font-size-complex="9.23650169372559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00ff00" fo:font-size="9pt" fo:font-weight="bold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001cm" svg:height="5.928cm" chart:class="chart:bar" chart:style-name="ch1">
        <chart:title svg:x="4.998cm" svg:y="0.121cm" chart:style-name="ch2">
          <text:p>RPP-RQ Costi</text:p>
        </chart:title>
        <chart:plot-area chart:style-name="ch3" table:cell-range-address="'RPP-RQ'.A11:'RPP-RQ'.B16" chart:data-source-has-labels="column" svg:x="0.198cm" svg:y="0.675cm" svg:width="9.6cm" svg:height="5.13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RPP-RQ'.B11:'RPP-RQ'.B16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63812160491943pt" style:font-size-asian="8.63812160491943pt" style:font-size-complex="8.63812160491943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2.013cm" svg:height="7.54cm" chart:class="chart:ring" chart:style-name="ch1">
        <chart:legend chart:legend-position="end" svg:x="8.394cm" svg:y="1.971cm" chart:style-name="ch2"/>
        <chart:plot-area chart:style-name="ch3" table:cell-range-address="'RPP-RQ'.A11:'RPP-RQ'.B16" chart:data-source-has-labels="column" svg:x="0.235cm" svg:y="0.859cm" svg:width="7.915cm" svg:height="6.378cm" dr3d:transform="matrix (1 0 0 0 0.629320391049837 -0.777145961456971 0 0.777145961456971 0.629320391049837 0cm 0cm 0cm)" dr3d:vrp="(0 0 87591.2408759124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0.6 0.498752325332944 0.68647368338122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'RPP-RQ'.A11:'RPP-RQ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RPP-RQ'.B11:'RPP-RQ'.B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80">
                <text:p>16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olid-type="cuboid" chart:data-label-number="value" chart:data-label-text="false" chart:data-label-symbol="false" chart:label-position="center"/>
      <style:graphic-properties draw:stroke="solid" draw:fill-color="#004586" dr3d:edge-rounding="0%"/>
      <style:text-properties fo:color="#23ff23" fo:font-size="10pt" fo:font-weight="bold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4.98cm" svg:height="7.008cm" chart:class="chart:bar" chart:style-name="ch1">
        <chart:plot-area chart:style-name="ch2" table:cell-range-address="RQRA.C12:RQRA.D17" chart:data-source-has-labels="column" svg:x="1.269cm" svg:y="0.135cm" svg:width="12.754cm" svg:height="6.581cm" dr3d:transform="matrix (1 0 0 0 0.999808701282954 -0.0195591625304418 0 0.0195591625304418 0.999808701282954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3">
            <chart:categories table:cell-range-address="RQRA.C12:RQRA.C17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3"/>
          <chart:series chart:style-name="ch6" chart:values-cell-range-address="RQRA.D12:RQRA.D17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none" draw:fill-color="#004586" dr3d:edge-rounding="0%"/>
      <style:text-properties fo:font-size="10pt" fo:font-weight="normal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1.342cm" svg:height="6.983cm" chart:class="chart:ring" chart:style-name="ch1">
        <chart:legend chart:legend-position="end" svg:x="8.393cm" svg:y="2.292cm" chart:style-name="ch2"/>
        <chart:plot-area chart:style-name="ch3" table:cell-range-address="RQRA.C3:RQRA.D8" chart:data-source-has-labels="column" svg:x="0.225cm" svg:y="0.165cm" svg:width="7.475cm" svg:height="6.562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QRA.C3:RQRA.C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QRA.D3:RQRA.D8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2.5913677215576pt" style:font-size-asian="12.5913677215576pt" style:font-size-complex="12.5913677215576pt"/>
    </style:style>
    <style:style style:name="ch3" style:family="chart">
      <style:chart-properties chart:three-dimensional="true" chart:connect-bars="false" chart:sort-by-x-value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olid-type="cuboid" chart:data-label-number="value" chart:data-label-text="false" chart:data-label-symbol="false" chart:label-position="center"/>
      <style:graphic-properties draw:stroke="none" draw:fill-color="#004586" dr3d:edge-rounding="5%"/>
      <style:text-properties fo:color="#00ff00" fo:font-size="9pt" fo:font-weight="bold" style:font-size-asian="6pt" style:font-size-complex="6pt"/>
    </style:style>
    <style:style style:name="ch8" style:family="chart">
      <style:chart-properties chart:solid-type="cuboid"/>
    </style:style>
    <style:style style:name="ch9" style:family="chart">
      <style:chart-properties chart:solid-type="cuboid" chart:data-label-number="value" chart:data-label-text="false" chart:data-label-symbol="false" chart:label-position="center"/>
      <style:graphic-properties draw:stroke="none" draw:fill-color="#ff420e" dr3d:edge-rounding="5%"/>
      <style:text-properties fo:color="#ffff00" fo:font-size="9pt" fo:font-weight="bold" style:font-size-asian="6pt" style:font-size-complex="6pt"/>
    </style:style>
    <style:style style:name="ch10" style:family="chart">
      <style:chart-properties chart:solid-type="cuboid" chart:label-position="top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452cm" svg:height="8.888cm" chart:class="chart:bar" chart:style-name="ch1">
        <chart:title svg:x="9.425cm" svg:y="0.182cm" chart:style-name="ch2">
          <text:p>Consuntivo/Preventivo</text:p>
        </chart:title>
        <chart:plot-area chart:style-name="ch3" table:cell-range-address="ConsuntivoRRRPP.A11:ConsuntivoRRRPP.B16 ConsuntivoRRRPP.E11:ConsuntivoRRRPP.E16" chart:data-source-has-labels="column" svg:x="0.411cm" svg:y="0.867cm" svg:width="11.611cm" svg:height="7.6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ConsuntivoRRRPP.A11:ConsuntivoRRRPP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ConsuntivoRRRPP.B11:ConsuntivoRRRPP.B16" chart:class="chart:bar">
            <chart:data-point chart:repeated="2"/>
            <chart:data-point chart:style-name="ch8"/>
            <chart:data-point chart:repeated="3"/>
          </chart:series>
          <chart:series chart:style-name="ch9" chart:values-cell-range-address="ConsuntivoRRRPP.E11:ConsuntivoRRRPP.E16" chart:class="chart:bar"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E</text:p>
              </table:table-cell>
            </table:table-row>
          </table:table-header-rows>
          <table:table-rows>
            <table:table-row>
              <table:table-cell office:value-type="string">
                <text:p>Responsabile</text:p>
              </table:table-cell>
              <table:table-cell office:value-type="float" office:value="540">
                <text:p>5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mministratore</text:p>
              </table:table-cell>
              <table:table-cell office:value-type="float" office:value="880">
                <text:p>88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Analista</text:p>
              </table:table-cell>
              <table:table-cell office:value-type="float" office:value="2150">
                <text:p>2150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Progettista</text:p>
              </table:table-cell>
              <table:table-cell office:value-type="float" office:value="858">
                <text:p>85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Programmatore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icatore</text:p>
              </table:table-cell>
              <table:table-cell office:value-type="float" office:value="448">
                <text:p>448</text:p>
              </table:table-cell>
              <table:table-cell office:value-type="float" office:value="608">
                <text:p>60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